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0868" officeooo:paragraph-rsid="00230868"/>
    </style:style>
    <style:style style:name="P2" style:family="paragraph" style:parent-style-name="Standard">
      <style:text-properties officeooo:rsid="002446cf" officeooo:paragraph-rsid="002446cf"/>
    </style:style>
    <style:style style:name="P3" style:family="paragraph" style:parent-style-name="Standard">
      <style:text-properties officeooo:rsid="0015739e" officeooo:paragraph-rsid="0015739e"/>
    </style:style>
    <style:style style:name="P4" style:family="paragraph" style:parent-style-name="Standard">
      <style:text-properties officeooo:rsid="0016f58b" officeooo:paragraph-rsid="0016f58b"/>
    </style:style>
    <style:style style:name="P5" style:family="paragraph" style:parent-style-name="Standard">
      <style:text-properties officeooo:rsid="0016f58b" officeooo:paragraph-rsid="001e1395"/>
    </style:style>
    <style:style style:name="P6" style:family="paragraph" style:parent-style-name="Standard">
      <style:text-properties officeooo:rsid="0016f58b" officeooo:paragraph-rsid="001fff21"/>
    </style:style>
    <style:style style:name="P7" style:family="paragraph" style:parent-style-name="Standard">
      <style:text-properties officeooo:rsid="0017d25d" officeooo:paragraph-rsid="0017d25d"/>
    </style:style>
    <style:style style:name="P8" style:family="paragraph" style:parent-style-name="Standard">
      <style:text-properties officeooo:rsid="001a2959" officeooo:paragraph-rsid="001a2959"/>
    </style:style>
    <style:style style:name="P9" style:family="paragraph" style:parent-style-name="Standard">
      <style:text-properties officeooo:rsid="001a71e4" officeooo:paragraph-rsid="001a71e4"/>
    </style:style>
    <style:style style:name="P10" style:family="paragraph" style:parent-style-name="Standard">
      <style:text-properties officeooo:rsid="001e1395" officeooo:paragraph-rsid="001e1395"/>
    </style:style>
    <style:style style:name="P11" style:family="paragraph" style:parent-style-name="Standard">
      <style:text-properties officeooo:rsid="001fff21" officeooo:paragraph-rsid="001fff21"/>
    </style:style>
    <style:style style:name="P12" style:family="paragraph" style:parent-style-name="Standard">
      <style:text-properties officeooo:rsid="001fff21" officeooo:paragraph-rsid="002446cf"/>
    </style:style>
    <style:style style:name="P13" style:family="paragraph" style:parent-style-name="Standard">
      <style:text-properties officeooo:rsid="0020a472" officeooo:paragraph-rsid="0020a472"/>
    </style:style>
    <style:style style:name="P14" style:family="paragraph" style:parent-style-name="Standard">
      <style:text-properties officeooo:rsid="00215ce6" officeooo:paragraph-rsid="00215ce6"/>
    </style:style>
    <style:style style:name="P15" style:family="paragraph" style:parent-style-name="Standard">
      <style:text-properties fo:font-weight="normal" officeooo:rsid="002446cf" officeooo:paragraph-rsid="002446cf" style:font-weight-asian="normal" style:font-weight-complex="normal"/>
    </style:style>
    <style:style style:name="P16" style:family="paragraph" style:parent-style-name="Standard">
      <style:text-properties fo:font-weight="normal" officeooo:rsid="0025f103" officeooo:paragraph-rsid="0025f103" style:font-weight-asian="normal" style:font-weight-complex="normal"/>
    </style:style>
    <style:style style:name="P17" style:family="paragraph" style:parent-style-name="Standard">
      <style:text-properties officeooo:rsid="002651a3" officeooo:paragraph-rsid="002651a3"/>
    </style:style>
    <style:style style:name="P18" style:family="paragraph" style:parent-style-name="Standard">
      <style:paragraph-properties fo:break-before="page"/>
      <style:text-properties officeooo:rsid="0016f58b" officeooo:paragraph-rsid="001fff21"/>
    </style:style>
    <style:style style:name="P19" style:family="paragraph" style:parent-style-name="Standard">
      <style:paragraph-properties fo:break-before="page"/>
      <style:text-properties fo:font-size="16pt" fo:font-style="italic" fo:font-weight="bold" officeooo:rsid="0016f58b" officeooo:paragraph-rsid="0016f58b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1">
      <style:text-properties officeooo:rsid="0016f58b" officeooo:paragraph-rsid="0016f58b"/>
    </style:style>
    <style:style style:name="P21" style:family="paragraph" style:parent-style-name="Standard" style:list-style-name="L1">
      <style:text-properties officeooo:rsid="0016f58b" officeooo:paragraph-rsid="001e1395"/>
    </style:style>
    <style:style style:name="P22" style:family="paragraph" style:parent-style-name="Standard" style:list-style-name="L2">
      <style:text-properties officeooo:paragraph-rsid="001fff21"/>
    </style:style>
    <style:style style:name="P23" style:family="paragraph" style:parent-style-name="Standard" style:list-style-name="L2">
      <style:text-properties officeooo:rsid="001fff21" officeooo:paragraph-rsid="001fff21"/>
    </style:style>
    <style:style style:name="P24" style:family="paragraph" style:parent-style-name="Standard" style:list-style-name="L3">
      <style:text-properties fo:font-weight="normal" officeooo:rsid="002446cf" officeooo:paragraph-rsid="002446c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446cf" officeooo:paragraph-rsid="002446cf" style:font-weight-asian="normal" style:font-weight-complex="normal"/>
    </style:style>
    <style:style style:name="P26" style:family="paragraph" style:parent-style-name="Standard">
      <style:text-properties fo:font-weight="normal" officeooo:rsid="002446cf" officeooo:paragraph-rsid="00280092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5f103" officeooo:paragraph-rsid="0025f103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25f103" officeooo:paragraph-rsid="002c4ae0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25f103" officeooo:paragraph-rsid="0025f103" style:font-weight-asian="normal" style:font-weight-complex="normal"/>
    </style:style>
    <style:style style:name="P30" style:family="paragraph" style:parent-style-name="Standard">
      <style:text-properties fo:font-weight="normal" officeooo:rsid="0025f103" officeooo:paragraph-rsid="0025f103" style:font-weight-asian="normal" style:font-weight-complex="normal"/>
    </style:style>
    <style:style style:name="P31" style:family="paragraph" style:parent-style-name="Standard">
      <style:text-properties fo:font-weight="normal" officeooo:rsid="0025f103" officeooo:paragraph-rsid="0028d02f" style:font-weight-asian="normal" style:font-weight-complex="normal"/>
    </style:style>
    <style:style style:name="P32" style:family="paragraph" style:parent-style-name="Standard">
      <style:text-properties fo:font-weight="normal" officeooo:rsid="0025f103" officeooo:paragraph-rsid="002a5f4f" style:font-weight-asian="normal" style:font-weight-complex="normal"/>
    </style:style>
    <style:style style:name="P33" style:family="paragraph" style:parent-style-name="Standard" style:list-style-name="L12">
      <style:text-properties fo:font-weight="normal" officeooo:rsid="0025f103" officeooo:paragraph-rsid="0031855f" style:font-weight-asian="normal" style:font-weight-complex="normal"/>
    </style:style>
    <style:style style:name="P34" style:family="paragraph" style:parent-style-name="Standard">
      <style:text-properties fo:font-weight="normal" officeooo:rsid="0025f103" officeooo:paragraph-rsid="002d69ee" style:font-weight-asian="normal" style:font-weight-complex="normal"/>
    </style:style>
    <style:style style:name="P35" style:family="paragraph" style:parent-style-name="Standard">
      <style:text-properties fo:font-weight="normal" officeooo:rsid="0025f103" officeooo:paragraph-rsid="0032d7fc" style:font-weight-asian="normal" style:font-weight-complex="normal"/>
    </style:style>
    <style:style style:name="P36" style:family="paragraph" style:parent-style-name="Standard">
      <style:text-properties fo:font-weight="normal" officeooo:rsid="0025f103" officeooo:paragraph-rsid="0037fd9d" style:font-weight-asian="normal" style:font-weight-complex="normal"/>
    </style:style>
    <style:style style:name="P37" style:family="paragraph" style:parent-style-name="Standard">
      <style:text-properties fo:font-weight="normal" officeooo:rsid="0028d02f" officeooo:paragraph-rsid="0028d02f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28d02f" officeooo:paragraph-rsid="0028d02f" style:font-weight-asian="normal" style:font-weight-complex="normal"/>
    </style:style>
    <style:style style:name="P39" style:family="paragraph" style:parent-style-name="Standard">
      <style:text-properties fo:font-weight="normal" officeooo:rsid="002a5f4f" officeooo:paragraph-rsid="002a5f4f" style:font-weight-asian="normal" style:font-weight-complex="normal"/>
    </style:style>
    <style:style style:name="P40" style:family="paragraph" style:parent-style-name="Standard">
      <style:text-properties fo:font-weight="normal" officeooo:rsid="002d69ee" officeooo:paragraph-rsid="002d69ee" style:font-weight-asian="normal" style:font-weight-complex="normal"/>
    </style:style>
    <style:style style:name="P41" style:family="paragraph" style:parent-style-name="Standard" style:list-style-name="L13">
      <style:text-properties fo:font-weight="normal" officeooo:rsid="002d69ee" officeooo:paragraph-rsid="002d69ee" style:font-weight-asian="normal" style:font-weight-complex="normal"/>
    </style:style>
    <style:style style:name="P42" style:family="paragraph" style:parent-style-name="Standard">
      <style:text-properties fo:font-weight="normal" officeooo:rsid="002ee4de" officeooo:paragraph-rsid="002ee4de" style:font-weight-asian="normal" style:font-weight-complex="normal"/>
    </style:style>
    <style:style style:name="P43" style:family="paragraph" style:parent-style-name="Standard" style:list-style-name="L14">
      <style:text-properties fo:font-weight="normal" officeooo:rsid="002ee4de" officeooo:paragraph-rsid="002ee4de" style:font-weight-asian="normal" style:font-weight-complex="normal"/>
    </style:style>
    <style:style style:name="P44" style:family="paragraph" style:parent-style-name="Standard">
      <style:text-properties fo:font-weight="normal" officeooo:rsid="002f5694" officeooo:paragraph-rsid="002f5694" style:font-weight-asian="normal" style:font-weight-complex="normal"/>
    </style:style>
    <style:style style:name="P45" style:family="paragraph" style:parent-style-name="Standard">
      <style:text-properties fo:font-weight="normal" officeooo:rsid="00366460" officeooo:paragraph-rsid="00366460" style:font-weight-asian="normal" style:font-weight-complex="normal"/>
    </style:style>
    <style:style style:name="P46" style:family="paragraph" style:parent-style-name="Standard" style:list-style-name="L20">
      <style:text-properties fo:font-weight="normal" officeooo:rsid="00366460" officeooo:paragraph-rsid="00366460" style:font-weight-asian="normal" style:font-weight-complex="normal"/>
    </style:style>
    <style:style style:name="P47" style:family="paragraph" style:parent-style-name="Standard">
      <style:text-properties fo:font-weight="normal" officeooo:rsid="00366460" officeooo:paragraph-rsid="0037fd9d" style:font-weight-asian="normal" style:font-weight-complex="normal"/>
    </style:style>
    <style:style style:name="P48" style:family="paragraph" style:parent-style-name="Standard" style:list-style-name="L21">
      <style:text-properties fo:font-weight="normal" officeooo:rsid="00366460" officeooo:paragraph-rsid="0037fd9d" style:font-weight-asian="normal" style:font-weight-complex="normal"/>
    </style:style>
    <style:style style:name="P49" style:family="paragraph" style:parent-style-name="Standard" style:list-style-name="L7">
      <style:text-properties officeooo:rsid="00215ce6" officeooo:paragraph-rsid="00215ce6"/>
    </style:style>
    <style:style style:name="P50" style:family="paragraph" style:parent-style-name="Standard" style:list-style-name="L8">
      <style:text-properties officeooo:rsid="0020a472" officeooo:paragraph-rsid="0020a472"/>
    </style:style>
    <style:style style:name="P51" style:family="paragraph" style:parent-style-name="Standard">
      <style:text-properties officeooo:rsid="0020a472" officeooo:paragraph-rsid="0028d02f"/>
    </style:style>
    <style:style style:name="P52" style:family="paragraph" style:parent-style-name="Standard">
      <style:text-properties officeooo:rsid="0027ca1e" officeooo:paragraph-rsid="0027ca1e"/>
    </style:style>
    <style:style style:name="P53" style:family="paragraph" style:parent-style-name="Standard">
      <style:text-properties officeooo:rsid="00280092" officeooo:paragraph-rsid="00280092"/>
    </style:style>
    <style:style style:name="P54" style:family="paragraph" style:parent-style-name="Standard" style:list-style-name="L10">
      <style:text-properties officeooo:paragraph-rsid="002a5f4f"/>
    </style:style>
    <style:style style:name="P55" style:family="paragraph" style:parent-style-name="Standard">
      <style:text-properties officeooo:paragraph-rsid="002a5f4f"/>
    </style:style>
    <style:style style:name="P56" style:family="paragraph" style:parent-style-name="Standard" style:list-style-name="L11">
      <style:text-properties officeooo:paragraph-rsid="002a5f4f"/>
    </style:style>
    <style:style style:name="P57" style:family="paragraph" style:parent-style-name="Standard">
      <style:text-properties fo:color="#ce181e" fo:font-size="18pt" fo:font-style="normal" style:text-underline-style="none" fo:font-weight="bold" officeooo:rsid="002ee4de" officeooo:paragraph-rsid="002ee4de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 style:list-style-name="L15">
      <style:text-properties officeooo:paragraph-rsid="002ee4de"/>
    </style:style>
    <style:style style:name="P59" style:family="paragraph" style:parent-style-name="Standard" style:list-style-name="L16">
      <style:text-properties officeooo:paragraph-rsid="002f5694"/>
    </style:style>
    <style:style style:name="P60" style:family="paragraph" style:parent-style-name="Standard" style:list-style-name="L17">
      <style:text-properties officeooo:paragraph-rsid="002f5694"/>
    </style:style>
    <style:style style:name="P61" style:family="paragraph" style:parent-style-name="Standard" style:list-style-name="L18">
      <style:text-properties officeooo:paragraph-rsid="002f5694"/>
    </style:style>
    <style:style style:name="P62" style:family="paragraph" style:parent-style-name="Standard" style:list-style-name="L19">
      <style:text-properties officeooo:paragraph-rsid="002f5694"/>
    </style:style>
    <style:style style:name="P63" style:family="paragraph" style:parent-style-name="Standard">
      <style:text-properties officeooo:paragraph-rsid="002f5694"/>
    </style:style>
    <style:style style:name="P64" style:family="paragraph" style:parent-style-name="Standard">
      <style:paragraph-properties fo:break-before="page"/>
      <style:text-properties fo:font-weight="normal" officeooo:rsid="0025f103" officeooo:paragraph-rsid="0028d02f" style:font-weight-asian="normal" style:font-weight-complex="normal"/>
    </style:style>
    <style:style style:name="P65" style:family="paragraph" style:parent-style-name="Standard">
      <style:paragraph-properties fo:break-before="page"/>
      <style:text-properties fo:font-weight="normal" officeooo:rsid="0025f103" officeooo:paragraph-rsid="002d69ee" style:font-weight-asian="normal" style:font-weight-complex="normal"/>
    </style:style>
    <style:style style:name="P66" style:family="paragraph" style:parent-style-name="Standard">
      <style:paragraph-properties fo:break-before="page"/>
      <style:text-properties fo:font-weight="normal" officeooo:rsid="0025f103" officeooo:paragraph-rsid="0032d7fc" style:font-weight-asian="normal" style:font-weight-complex="normal"/>
    </style:style>
    <style:style style:name="T1" style:family="text">
      <style:text-properties officeooo:rsid="00195060"/>
    </style:style>
    <style:style style:name="T2" style:family="text">
      <style:text-properties officeooo:rsid="001a71e4"/>
    </style:style>
    <style:style style:name="T3" style:family="text">
      <style:text-properties officeooo:rsid="001fff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15ce6"/>
    </style:style>
    <style:style style:name="T7" style:family="text">
      <style:text-properties officeooo:rsid="002446cf"/>
    </style:style>
    <style:style style:name="T8" style:family="text">
      <style:text-properties officeooo:rsid="0016f58b"/>
    </style:style>
    <style:style style:name="T9" style:family="text">
      <style:text-properties officeooo:rsid="00280092"/>
    </style:style>
    <style:style style:name="T10" style:family="text">
      <style:text-properties officeooo:rsid="002a5f4f"/>
    </style:style>
    <style:style style:name="T11" style:family="text">
      <style:text-properties fo:font-weight="normal" officeooo:rsid="002a5f4f" style:font-weight-asian="normal" style:font-weight-complex="normal"/>
    </style:style>
    <style:style style:name="T12" style:family="text">
      <style:text-properties fo:font-weight="normal" officeooo:rsid="002ee4de" style:font-weight-asian="normal" style:font-weight-complex="normal"/>
    </style:style>
    <style:style style:name="T13" style:family="text">
      <style:text-properties fo:font-weight="normal" officeooo:rsid="002f5694" style:font-weight-asian="normal" style:font-weight-complex="normal"/>
    </style:style>
    <style:style style:name="T14" style:family="text">
      <style:text-properties officeooo:rsid="002ee4de"/>
    </style:style>
    <style:style style:name="T15" style:family="text">
      <style:text-properties officeooo:rsid="002f5694"/>
    </style:style>
    <style:style style:name="T16" style:family="text">
      <style:text-properties officeooo:rsid="0037f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Startseite"/>Die Struktur der Dokumentation<text:bookmark-end text:name="Startseite"/></text:p>
      <text:p text:style-name="P3"/>
      <text:p text:style-name="P3">1. <text:a xlink:type="simple" xlink:href="#Anleitung" text:style-name="Internet_20_link" text:visited-style-name="Visited_20_Internet_20_Link">Anleitung</text:a></text:p>
      <text:p text:style-name="P3">2. <text:a xlink:type="simple" xlink:href="#Architektur" text:style-name="Internet_20_link" text:visited-style-name="Visited_20_Internet_20_Link">Architektur</text:a></text:p>
      <text:p text:style-name="P3">3. <text:a xlink:type="simple" xlink:href="#Methoden" text:style-name="Internet_20_link" text:visited-style-name="Visited_20_Internet_20_Link">Methoden</text:a></text:p>
      <text:p text:style-name="P3"/>
      <text:p text:style-name="P2"/>
      <text:p text:style-name="P19"><text:bookmark-start text:name="Anleitung"/>Anleitung<text:bookmark-end text:name="Anleitung"/></text:p>
      <text:p text:style-name="P4"/>
      <text:p text:style-name="P7">Das Datenbankenteam beschäftigt sich damit, die geeignete Struktur für Daten<text:span text:style-name="T2">banken</text:span> zu erschaffen und, wenn notwendig, zu pflegen. Dafür <text:span text:style-name="T1">sind</text:span> ein paar<text:span text:style-name="T1"> lebenswichtige für Datenbankenpflege Komponenten zu installieren und einzustellen.</text:span></text:p>
      <text:p text:style-name="P7"/>
      <text:p text:style-name="P7">Fürs Projekt sind folgende <text:span text:style-name="T1">Komponenten unbedingt zu installieren:</text:span></text:p>
      <text:p text:style-name="P7">- <text:a xlink:type="simple" xlink:href="https://maven.apache.org/download.cgi" office:name="maven" text:style-name="Internet_20_link" text:visited-style-name="Visited_20_Internet_20_Link"><text:span text:style-name="T1">Apache Maven</text:span></text:a><text:span text:style-name="T1"> ab Version 3.5.0 (empfehlenswert ab 3.5.2)</text:span></text:p>
      <text:p text:style-name="P4">- <text:a xlink:type="simple" xlink:href="https://www.elastic.co/de/products/elasticsearch" office:name="elasticsearch" text:style-name="Internet_20_link" text:visited-style-name="Visited_20_Internet_20_Link"><text:span text:style-name="T1">ElasticSearch</text:span></text:a><text:span text:style-name="T1"> (die Version 6.0 ist zu empfehlen)</text:span></text:p>
      <text:p text:style-name="P4"><text:a xlink:type="simple" xlink:href="https://www.jetbrains.com/idea/" office:name="intellij" text:style-name="Internet_20_link" text:visited-style-name="Visited_20_Internet_20_Link"/></text:p>
      <text:p text:style-name="P17">Im Projekt wurde <text:a xlink:type="simple" xlink:href="https://www.jetbrains.com/idea/" office:name="intellij" text:style-name="Internet_20_link" text:visited-style-name="Visited_20_Internet_20_Link"><text:span text:style-name="T1">IntelliJ Idea</text:span></text:a><text:span text:style-name="T1"> mit allen dafür benötigten Komponenten (wie </text:span><text:a xlink:type="simple" xlink:href="http://www.oracle.com/technetwork/java/javase/downloads/index.html" office:name="java" text:style-name="Internet_20_link" text:visited-style-name="Visited_20_Internet_20_Link"><text:span text:style-name="T1">JDK</text:span></text:a><text:span text:style-name="T1"> von </text:span><text:a xlink:type="simple" xlink:href="http://www.oracle.com/" office:name="oracle" text:style-name="Internet_20_link" text:visited-style-name="Visited_20_Internet_20_Link"><text:span text:style-name="T1">Oracle</text:span></text:a><text:span text:style-name="T1"> z.B.) </text:span>benutzt.</text:p>
      <text:p text:style-name="P8"/>
      <text:p text:style-name="P8">Falls es wichtig ist das Terminal zu benutzen, wobei man nur Windows-Betriebssystem hat, dann kann zusätzlich <text:a xlink:type="simple" xlink:href="https://cygwin.com/" office:name="cygwin" text:style-name="Internet_20_link" text:visited-style-name="Visited_20_Internet_20_Link">cygwin</text:a> installiert werden. Kurze Erklärung, wieso überhaupt das Terminal benutzt werden kann: im Terminal ist es leichter schnell Datenbanken mit Kommando „CURL“ zu überprüfen/<text:span text:style-name="T2">verändern</text:span>. Leider unterstützt die Eingabeaufforderung von Windows BS dieses Kommando nicht.</text:p>
      <text:p text:style-name="P8"/>
      <text:p text:style-name="P9">Wenn man mit der Installation von notwendigen Komponenten fertig ist, dann können die Einstellungen auf der Seite von Datenbankenteam in <text:a xlink:type="simple" xlink:href="https://github.com/semproj-tierversuche/database" office:name="git" text:style-name="Internet_20_link" text:visited-style-name="Visited_20_Internet_20_Link">GitHub</text:a> benutzt werden.</text:p>
      <text:p text:style-name="P9"/>
      <text:p text:style-name="P9">Am Anfang ist es grundgesetzlich alles, was man zum Arbeiten in Datenbanken von dem Projekt braucht.</text:p>
      <text:p text:style-name="P19"><text:bookmark-start text:name="Architektur"/>Architektur<text:bookmark-end text:name="Architektur"/></text:p>
      <text:p text:style-name="P4"/>
      <text:p text:style-name="P10">Das Datenbankenschema sieht folgendermaßen aus:</text:p>
      <text:p text:style-name="P4"/>
      <text:list xml:id="list2923871344" text:style-name="L1">
        <text:list-item>
          <text:p text:style-name="P20">Index: Articles</text:p>
          <text:p text:style-name="P20"/>
        </text:list-item>
        <text:list-item>
          <text:p text:style-name="P20">Type: Article</text:p>
        </text:list-item>
        <text:list-item>
          <text:p text:style-name="P20">Type: FullText</text:p>
        </text:list-item>
        <text:list-item>
          <text:p text:style-name="P21">Schema:</text:p>
          <text:list>
            <text:list-item>
              <text:p text:style-name="P21">PMID - Integer</text:p>
            </text:list-item>
            <text:list-item>
              <text:p text:style-name="P21">Title - String</text:p>
            </text:list-item>
            <text:list-item>
              <text:p text:style-name="P21">Author - String[]</text:p>
            </text:list-item>
            <text:list-item>
              <text:p text:style-name="P21">Date - Date</text:p>
            </text:list-item>
            <text:list-item>
              <text:p text:style-name="P21">Journal - String[]</text:p>
            </text:list-item>
            <text:list-item>
              <text:p text:style-name="P21">Link - String</text:p>
            </text:list-item>
            <text:list-item>
              <text:p text:style-name="P21">Keywords - String[]</text:p>
            </text:list-item>
            <text:list-item>
              <text:p text:style-name="P21">Identifyer - String[]<text:tab/>(Synonyme)</text:p>
            </text:list-item>
            <text:list-item>
              <text:p text:style-name="P21">Annotations - String[]</text:p>
            </text:list-item>
            <text:list-item>
              <text:p text:style-name="P21">Suggest(Dient zu Autocompletion)</text:p>
            </text:list-item>
            <text:list-item>
              <text:p text:style-name="P21">Abstract - String[] (Wegen strukturierter Abstracts)</text:p>
            </text:list-item>
            <text:list-item>
              <text:p text:style-name="P21">Publikationstype - String</text:p>
            </text:list-item>
            <text:list-item>
              <text:p text:style-name="P21">Substances - String[]</text:p>
            </text:list-item>
            <text:list-item>
              <text:p text:style-name="P21">Mesh-Terms - String[]</text:p>
            </text:list-item>
            <text:list-item>
              <text:p text:style-name="P21">Textmining Version - String</text:p>
            </text:list-item>
          </text:list>
        </text:list-item>
      </text:list>
      <text:p text:style-name="P5"/>
      <text:p text:style-name="P52"/>
      <text:p text:style-name="P52"><text:span text:style-name="T4">Kurze Beschreibung</text:span>:</text:p>
      <text:p text:style-name="P52"/>
      <text:p text:style-name="P52">Ein Index ist die Sammlung von Dokumenten, die die ähnlichen Merkmale haben. Der Name vom Index ist mit lowercase-Buchstaben. In einem Cluster kann man so viele Indizes definieren, wie man will. ( <text:a xlink:type="simple" xlink:href="https://www.elastic.co/guide/en/elasticsearch/reference/current/_basic_concepts.html" text:style-name="Internet_20_link" text:visited-style-name="Visited_20_Internet_20_Link">https://www.elastic.co/guide/en/elasticsearch/reference/current/_basic_concepts.html</text:a> ) </text:p>
      <text:p text:style-name="P52">Das Index, das im Projekt benutzt wird, heißt <text:span text:style-name="T8">Articles.</text:span></text:p>
      <text:p text:style-name="P52"/>
      <text:p text:style-name="P52">Es gibt im Index „Articles“ zwei Typen, und zwar „Article“ und „FullText“. Ein Typ ist das logische Teil eines Index. Jedes Dokument muss einem Typ angewiesen werden.</text:p>
      <text:p text:style-name="P52"/>
      <text:p text:style-name="P53">Das Schema der Typen hat gewisse Merkmale. Die Namen der Merkmale entsprechen dem Inhalt von diesen Merkmalen.</text:p>
      <text:p text:style-name="P52"/>
      <text:p text:style-name="P19"><text:span text:style-name="T3">Pakete, Klassen und </text:span><text:bookmark-start text:name="Methoden"/>Methoden<text:bookmark-end text:name="Methoden"/></text:p>
      <text:p text:style-name="P4"/>
      <text:p text:style-name="P4"><text:span text:style-name="T7">Die Klasse</text:span> <text:span text:style-name="T4">ServerApp</text:span>:</text:p>
      <text:list xml:id="list1591993376" text:style-name="L2">
        <text:list-item>
          <text:p text:style-name="P23">Methode <text:a xlink:type="simple" xlink:href="#mainNetty" office:name="mainNetty" text:style-name="Internet_20_link" text:visited-style-name="Visited_20_Internet_20_Link">main</text:a></text:p>
        </text:list-item>
        <text:list-item>
          <text:p text:style-name="P22"><text:span text:style-name="T3">Methode </text:span><text:a xlink:type="simple" xlink:href="#startNetty" text:style-name="Internet_20_link" text:visited-style-name="Visited_20_Internet_20_Link"><text:span text:style-name="T3">start</text:span></text:a></text:p>
        </text:list-item>
      </text:list>
      <text:p text:style-name="P11">Die Klasse „<text:span text:style-name="T7">ServerApp</text:span>“ dient dem Ausführen von Netty.</text:p>
      <text:p text:style-name="P11"/>
      <text:p text:style-name="P12"/>
      <text:p text:style-name="P2">Die Klasse <text:span text:style-name="T4">ClientImportService:</text:span></text:p>
      <text:list xml:id="list3709932156" text:style-name="L3">
        <text:list-item>
          <text:p text:style-name="P24">Methode parseImport</text:p>
        </text:list-item>
      </text:list>
      <text:p text:style-name="P15"/>
      <text:p text:style-name="P15"/>
      <text:p text:style-name="P15">Die Klasse <text:span text:style-name="T4">ClientQueryService</text:span>:</text:p>
      <text:list xml:id="list777154741" text:style-name="L4">
        <text:list-item>
          <text:p text:style-name="P25">Methode parseQuery</text:p>
        </text:list-item>
      </text:list>
      <text:p text:style-name="P15"/>
      <text:p text:style-name="P15"/>
      <text:p text:style-name="P15">Die Klasse <text:span text:style-name="T4">TestClient</text:span>:</text:p>
      <text:p text:style-name="P15"><text:s text:c="4"/>Hier testet man die Methoden, die von dem Client ausgeführt/aufgerufen werden.</text:p>
      <text:p text:style-name="P15"/>
      <text:p text:style-name="P15"/>
      <text:p text:style-name="P16">Die Klasse <text:span text:style-name="T4">ImportService</text:span>:</text:p>
      <text:list xml:id="list3463124799" text:style-name="L5">
        <text:list-item>
          <text:p text:style-name="P27">Methode <text:a xlink:type="simple" xlink:href="#parseImport" text:style-name="Internet_20_link" text:visited-style-name="Visited_20_Internet_20_Link">parseImport</text:a></text:p>
        </text:list-item>
        <text:list-item>
          <text:p text:style-name="P28">Methode <text:a xlink:type="simple" xlink:href="#createDocument" text:style-name="Internet_20_link" text:visited-style-name="Visited_20_Internet_20_Link">createDocument</text:a></text:p>
        </text:list-item>
        <text:list-item>
          <text:p text:style-name="P28">Methode <text:a xlink:type="simple" xlink:href="#createUtils" text:style-name="Internet_20_link" text:visited-style-name="Visited_20_Internet_20_Link">createUtils</text:a></text:p>
        </text:list-item>
      </text:list>
      <text:p text:style-name="P16"/>
      <text:p text:style-name="P16"/>
      <text:p text:style-name="P16">Die Klasse <text:span text:style-name="T4">QueryService</text:span>:</text:p>
      <text:list xml:id="list2481709123" text:style-name="L6">
        <text:list-item>
          <text:p text:style-name="P29">Methode <text:a xlink:type="simple" xlink:href="#parseQuery" text:style-name="Internet_20_link" text:visited-style-name="Visited_20_Internet_20_Link">parseQuery</text:a></text:p>
        </text:list-item>
        <text:list-item>
          <text:p text:style-name="P29">Methode <text:a xlink:type="simple" xlink:href="#getVersion" text:style-name="Internet_20_link" text:visited-style-name="Visited_20_Internet_20_Link">getVersion</text:a></text:p>
        </text:list-item>
        <text:list-item>
          <text:p text:style-name="P29">Methode <text:a xlink:type="simple" xlink:href="#getDocumentByID" text:style-name="Internet_20_link" text:visited-style-name="Visited_20_Internet_20_Link">getDocumentByID</text:a></text:p>
        </text:list-item>
        <text:list-item>
          <text:p text:style-name="P29">Methode <text:a xlink:type="simple" xlink:href="#getUtils" text:style-name="Internet_20_link" text:visited-style-name="Visited_20_Internet_20_Link">getUtils</text:a></text:p>
        </text:list-item>
        <text:list-item>
          <text:p text:style-name="P29">Methode <text:a xlink:type="simple" xlink:href="#getDocumentByTitle" text:style-name="Internet_20_link" text:visited-style-name="Visited_20_Internet_20_Link">getDocumentByTitle</text:a></text:p>
        </text:list-item>
        <text:list-item>
          <text:p text:style-name="P29">Methode <text:a xlink:type="simple" xlink:href="#deleteDocumentByID" text:style-name="Internet_20_link" text:visited-style-name="Visited_20_Internet_20_Link">deleteDocumentByID</text:a></text:p>
        </text:list-item>
        <text:list-item>
          <text:p text:style-name="P29">Methode <text:a xlink:type="simple" xlink:href="#deleteDocumentByTitle" text:style-name="Internet_20_link" text:visited-style-name="Visited_20_Internet_20_Link">deleteDocumentByTitle</text:a></text:p>
        </text:list-item>
      </text:list>
      <text:p text:style-name="P16"/>
      <text:p text:style-name="P16"/>
      <text:p text:style-name="P16"/>
      <text:p text:style-name="P16">Die Klasse <text:span text:style-name="T4">TestService</text:span></text:p>
      <text:p text:style-name="P26"><text:s text:c="4"/>Hier testet man die Methoden, die de<text:span text:style-name="T9">n</text:span> <text:span text:style-name="T9">Service</text:span> ausführ<text:span text:style-name="T9">en/benutzen</text:span>.</text:p>
      <text:p text:style-name="P26"/>
      <text:p text:style-name="P16"/>
      <text:p text:style-name="P16">Die Klasse <text:span text:style-name="T4">TestApplication</text:span></text:p>
      <text:p text:style-name="P16"/>
      <text:p text:style-name="P16"/>
      <text:p text:style-name="P16">Die Klasse <text:span text:style-name="T4">App</text:span></text:p>
      <text:list xml:id="list2647957897" text:style-name="L12">
        <text:list-item>
          <text:p text:style-name="P33">Methode <text:a xlink:type="simple" xlink:href="#searchDocumentByTitle" text:style-name="Internet_20_link" text:visited-style-name="Visited_20_Internet_20_Link">searchDocumentByTitle</text:a></text:p>
        </text:list-item>
        <text:list-item>
          <text:p text:style-name="P33">Methode <text:a xlink:type="simple" xlink:href="#searchDocumentByPMID" text:style-name="Internet_20_link" text:visited-style-name="Visited_20_Internet_20_Link">searchDocumentByPMID</text:a></text:p>
        </text:list-item>
        <text:list-item>
          <text:p text:style-name="P33"><text:soft-page-break/>Methode <text:a xlink:type="simple" xlink:href="#deleteDocumentByPMID" text:style-name="Internet_20_link" text:visited-style-name="Visited_20_Internet_20_Link">deleteDocumentByPMID</text:a></text:p>
        </text:list-item>
        <text:list-item>
          <text:p text:style-name="P33">Methode <text:a xlink:type="simple" xlink:href="#deleteDocumentByTitle1" text:style-name="Internet_20_link" text:visited-style-name="Visited_20_Internet_20_Link">deleteDocumentByTitle</text:a></text:p>
        </text:list-item>
        <text:list-item>
          <text:p text:style-name="P33">Methode <text:a xlink:type="simple" xlink:href="#searchInES" text:style-name="Internet_20_link" text:visited-style-name="Visited_20_Internet_20_Link">searchInES</text:a></text:p>
        </text:list-item>
        <text:list-item>
          <text:p text:style-name="P33">Methode <text:a xlink:type="simple" xlink:href="#searchByMeshTerms" text:style-name="Internet_20_link" text:visited-style-name="Visited_20_Internet_20_Link">searchByMeshTerms</text:a></text:p>
        </text:list-item>
        <text:list-item>
          <text:p text:style-name="P33">Methode <text:a xlink:type="simple" xlink:href="#searchByMoreLikeThis" text:style-name="Internet_20_link" text:visited-style-name="Visited_20_Internet_20_Link">searchByMoreLikeThis</text:a></text:p>
        </text:list-item>
        <text:list-item>
          <text:p text:style-name="P33">Methode <text:a xlink:type="simple" xlink:href="#searchByRelevanceList" text:style-name="Internet_20_link" text:visited-style-name="Visited_20_Internet_20_Link">searchByRelevanceList</text:a></text:p>
        </text:list-item>
        <text:list-item>
          <text:p text:style-name="P33">Methode <text:a xlink:type="simple" xlink:href="#searchDocumentMLT" text:style-name="Internet_20_link" text:visited-style-name="Visited_20_Internet_20_Link">searchDocumentMLT</text:a></text:p>
        </text:list-item>
        <text:list-item>
          <text:p text:style-name="P33">Methode <text:a xlink:type="simple" xlink:href="#getCommonTermSearch" text:style-name="Internet_20_link" text:visited-style-name="Visited_20_Internet_20_Link">getCommonTermSearch</text:a></text:p>
        </text:list-item>
        <text:list-item>
          <text:p text:style-name="P33">Methode <text:a xlink:type="simple" xlink:href="#createDataWithBulk" text:style-name="Internet_20_link" text:visited-style-name="Visited_20_Internet_20_Link">createDataWithBulk</text:a></text:p>
        </text:list-item>
        <text:list-item>
          <text:p text:style-name="P33">Methode <text:a xlink:type="simple" xlink:href="#createType" text:style-name="Internet_20_link" text:visited-style-name="Visited_20_Internet_20_Link">createType</text:a></text:p>
        </text:list-item>
      </text:list>
      <text:p text:style-name="P16"/>
      <text:p text:style-name="P16"/>
      <text:p text:style-name="P18"><text:bookmark text:name="mainNetty"/>public static void <text:span text:style-name="T5">main</text:span>(String[] args)</text:p>
      <text:p text:style-name="P6"/>
      <text:p text:style-name="P11">Mit dieser „<text:span text:style-name="T6">main“-</text:span>Methode startet man Netty.</text:p>
      <text:p text:style-name="P14">Parameter:</text:p>
      <text:list xml:id="list1304820673" text:style-name="L7">
        <text:list-item>
          <text:p text:style-name="P49">String[] args. Der Parameter wird nicht benutzt.</text:p>
        </text:list-item>
      </text:list>
      <text:p text:style-name="P18">public static void start(Re<text:bookmark text:name="startNetty"/>steasyDeployment deployment)</text:p>
      <text:p text:style-name="P6"/>
      <text:p text:style-name="P13">„start“-Methode wird in „main“-Methode der Klasse „ServerApp“ benutzt, um den Dienst von Netty aufrufen.</text:p>
      <text:p text:style-name="P13">Parameter:</text:p>
      <text:list xml:id="list2790517551" text:style-name="L8">
        <text:list-item>
          <text:p text:style-name="P50">ResteasyDeployment deployment. Der Parameter ist voreingestellt.</text:p>
        </text:list-item>
      </text:list>
      <text:p text:style-name="P64">public Response <text:bookmark-start text:name="parseImport"/>parseImport<text:bookmark-end text:name="parseImport"/>(@QueryParam("type") String type, String document)</text:p>
      <text:p text:style-name="P31"/>
      <text:p text:style-name="P37">parseImport-Methode fügt ein Dokument entweder dem Typ „Document“ oder dem Typ „<text:span text:style-name="T10">u</text:span>tils“ hinzu.</text:p>
      <text:p text:style-name="P51">Parameter:</text:p>
      <text:list xml:id="list244088370" text:style-name="L9">
        <text:list-item>
          <text:p text:style-name="P38">String type. Der Parameter dient dazu, um den Typ festzustellen, auszuwählen und dort ein Dokument zu speichern.</text:p>
        </text:list-item>
        <text:list-item>
          <text:p text:style-name="P38">String document. Das Dokument wird unter dem Namen „document“ gespeichert.</text:p>
        </text:list-item>
      </text:list>
      <text:p text:style-name="P64">public Response <text:bookmark-start text:name="createDocument"/>createDocument<text:bookmark-end text:name="createDocument"/>(String document)</text:p>
      <text:p text:style-name="P39"/>
      <text:p text:style-name="P39">Die Methode speichert ein Dokument in dem Typ „document“.</text:p>
      <text:p text:style-name="P39">Parameter:</text:p>
      <text:list xml:id="list220271452" text:style-name="L10">
        <text:list-item>
          <text:p text:style-name="P54"><text:span text:style-name="T11">String document. Der Name vom zu speichernden Dokument ist „document“.</text:span></text:p>
        </text:list-item>
      </text:list>
      <text:p text:style-name="P31"/>
      <text:p text:style-name="P64">public Response createUtils(String document)</text:p>
      <text:p text:style-name="P31"/>
      <text:p text:style-name="P39">Die Metho<text:bookmark text:name="createUtils"/>de speichert ein Dokument in dem Typ „utils“.</text:p>
      <text:p text:style-name="P55"><text:span text:style-name="T11">Parameter:</text:span></text:p>
      <text:list xml:id="list990020891" text:style-name="L11">
        <text:list-item>
          <text:p text:style-name="P56"><text:span text:style-name="T11">String document. Der Name vom zu speichernden Dokument ist „document“.</text:span></text:p>
        </text:list-item>
      </text:list>
      <text:p text:style-name="P32"/>
      <text:p text:style-name="P65">public Response parseQuery(@QueryParam("type") String type,</text:p>
      <text:p text:style-name="P34"><text:s text:c="31"/>@QueryParam("utilsName") String utilsname,</text:p>
      <text:p text:style-name="P34"><text:bookmark text:name="parseQuery"/><text:s text:c="31"/>@QueryParam("PMID") @DefaultValue("-1") int pMID,</text:p>
      <text:p text:style-name="P34"><text:s text:c="31"/>@QueryParam("docTitle") String title)</text:p>
      <text:p text:style-name="P34"/>
      <text:p text:style-name="P40">Die Methode gibt eine Antwort auf die Anfrage zurück, falls die Anfrage nicht fehlerhaft ist.</text:p>
      <text:p text:style-name="P40">Parameter:</text:p>
      <text:list xml:id="list2576427120" text:style-name="L13">
        <text:list-item>
          <text:p text:style-name="P41">String type. Mit diesem Parameter wird entschieden, welcher Typ benutzt wird.</text:p>
        </text:list-item>
        <text:list-item>
          <text:p text:style-name="P41">String utilsname. Dieser Parameter wird nicht benutzt.</text:p>
        </text:list-item>
        <text:list-item>
          <text:p text:style-name="P41">int pMID. PMID ist der Schlüssel zu Dokumenten. Also, die Dokumente werden entweder nach dem Schlüssel oder nach dem Titel gesucht. Der voreingestellte Wert ist gleich -1.</text:p>
        </text:list-item>
        <text:list-item>
          <text:p text:style-name="P41">String title. Alternative Möglichkeit etwas zu finden (oder eventuell nicht) ist die Suche nach dem Titel von dem Dokument. Darum wird auch der Titel als Parameter angefordert.</text:p>
        </text:list-item>
      </text:list>
      <text:p text:style-name="P65">public Response getVersion(@QueryParam("utilsname") String utilsname)</text:p>
      <text:p text:style-name="P34"/>
      <text:p text:style-name="P42">Die Methode gibt die Version von dem Typ „utils“ zurück.</text:p>
      <text:p text:style-name="P42">Parameter:</text:p>
      <text:list xml:id="list3507268823" text:style-name="L14">
        <text:list-item>
          <text:p text:style-name="P43"><text:bookmark text:name="getVersion"/>String utilsname. „utilsname“ wird benutzt, um den Typ zu finden und seine Version als Antwort auf die Anfrage zu bekommen.</text:p>
        </text:list-item>
      </text:list>
      <text:p text:style-name="P34"/>
      <text:p text:style-name="P57">Die Methode kann eventuell fehlerhaft sein!!!</text:p>
      <text:p text:style-name="P65">public Response getDocumentByID(int pMID)</text:p>
      <text:p text:style-name="P34"/>
      <text:p text:style-name="P42">Die Me<text:bookmark text:name="getDocumentByID"/>thode gibt das angeforderte Dokument zurück, falls das existiert.</text:p>
      <text:p text:style-name="P42">Parameter:</text:p>
      <text:list xml:id="list1677399272" text:style-name="L15">
        <text:list-item>
          <text:p text:style-name="P58"><text:span text:style-name="T12">int pMID. PMID ist der Schlüssel eines Dokumentes.</text:span></text:p>
        </text:list-item>
      </text:list>
      <text:p text:style-name="P34"/>
      <text:p text:style-name="P65">public Response getUtils(String utilsname)</text:p>
      <text:p text:style-name="P44">Die Methode gibt ein Dokument vom Typ „utils“ mit dem Namen „utilsname“ zurück.</text:p>
      <text:p text:style-name="P44">Parame<text:bookmark text:name="getUtils"/>ter:</text:p>
      <text:list xml:id="list2272043488" text:style-name="L16">
        <text:list-item>
          <text:p text:style-name="P59"><text:span text:style-name="T13">String utilsname. „utilsname“ ist der Name von dem zu suchenden Dokument.</text:span></text:p>
        </text:list-item>
      </text:list>
      <text:p text:style-name="P34"/>
      <text:p text:style-name="P65">public <text:bookmark text:name="getDocumentByTitle"/>Response getDocumentByTitle(String title)</text:p>
      <text:p text:style-name="P34"/>
      <text:p text:style-name="P44">Die Methode ist noch zu implementieren. Anfänglich soll diese Methode ein Dokument mit dem Titel „title“ zurückgeben.</text:p>
      <text:p text:style-name="P44">Parameter:</text:p>
      <text:list xml:id="list2124386521" text:style-name="L17">
        <text:list-item>
          <text:p text:style-name="P60"><text:span text:style-name="T13">String title. „title“ ist der Name des zu suchenden Dokuments.</text:span></text:p>
        </text:list-item>
      </text:list>
      <text:p text:style-name="P34"/>
      <text:p text:style-name="P65">public <text:bookmark text:name="deleteDocumentByID"/>Response deleteDocumentByID(int pMID)</text:p>
      <text:p text:style-name="P34"/>
      <text:p text:style-name="P44">Die Methode löscht ein Dokument mit dem Schlüssel „pMID“.</text:p>
      <text:p text:style-name="P44">Parameter:</text:p>
      <text:list xml:id="list3971192119" text:style-name="L18">
        <text:list-item>
          <text:p text:style-name="P61"><text:span text:style-name="T12">int pMID. PMID ist der Schlüssel eines Dokumentes.</text:span></text:p>
        </text:list-item>
      </text:list>
      <text:p text:style-name="P34"/>
      <text:p text:style-name="P65">public <text:bookmark text:name="deleteDocumentByTitle"/>Response deleteDocumentByTitle(String title)</text:p>
      <text:p text:style-name="P34"/>
      <text:p text:style-name="P44">Die Methode löscht ein Dokument mit dem Titel „title“.</text:p>
      <text:p text:style-name="P44">Parameter:</text:p>
      <text:list xml:id="list1160352121" text:style-name="L19">
        <text:list-item>
          <text:p text:style-name="P62"><text:span text:style-name="T13">String title. „title“ ist der Name des zu löschenden Dokuments.</text:span></text:p>
        </text:list-item>
      </text:list>
      <text:p text:style-name="P63"><text:span text:style-name="T13"/></text:p>
      <text:p text:style-name="P66">private static JsonObject searchDocumentByTitle(TransportClient client, String title)</text:p>
      <text:p text:style-name="P35"/>
      <text:p text:style-name="P45">Die Methode gibt das Dokument mit dem Titel „title“ zurück, <text:span text:style-name="T16">falls das existiert</text:span>.</text:p>
      <text:p text:style-name="P45">Parameter:</text:p>
      <text:list xml:id="list641320145" text:style-name="L20">
        <text:list-item>
          <text:p text:style-name="P46">TransportClient client. Der Transportclient stellt die Verbindung zu Elasticsearch-Cluster mit Hilfe von Transportmodulen her. ( <text:a xlink:type="simple" xlink:href="https://www.elastic.co/guide/en/elasticsearch/client/java-api/current/transport-client.html" text:style-name="Internet_20_link" text:visited-style-name="Visited_20_Internet_20_Link">https://www.elastic.co/guide/en/elasticsearch/client/java-api/current/transport-client.html</text:a> )</text:p>
        </text:list-item>
        <text:list-item>
          <text:p text:style-name="P46"><text:span text:style-name="T15">String title. „title“ ist der Name des zu löschenden Dokuments.</text:span></text:p>
        </text:list-item>
      </text:list>
      <text:p text:style-name="P35"/>
      <text:p text:style-name="P66">private static JsonObject searchDocumentByPMID(TransportClient client, int PMID)</text:p>
      <text:p text:style-name="P35"/>
      <text:p text:style-name="P47">Die Methode gibt das Dokument mit dem <text:span text:style-name="T16">Schlüssel</text:span> „<text:span text:style-name="T16">PMID</text:span>“ zurück, <text:span text:style-name="T16">falls das existiert</text:span>.</text:p>
      <text:p text:style-name="P47">Parameter:</text:p>
      <text:list xml:id="list4005034856" text:style-name="L21">
        <text:list-item>
          <text:p text:style-name="P48">TransportClient client. Der Transportclient stellt die Verbindung zu Elasticsearch-Cluster mit Hilfe von Transportmodulen her. ( <text:a xlink:type="simple" xlink:href="https://www.elastic.co/guide/en/elasticsearch/client/java-api/current/transport-client.html" text:style-name="Internet_20_link" text:visited-style-name="Visited_20_Internet_20_Link">https://www.elastic.co/guide/en/elasticsearch/client/java-api/current/transport-client.html</text:a> )</text:p>
        </text:list-item>
        <text:list-item>
          <text:p text:style-name="P48"><text:span text:style-name="T14">int PMID. PMID ist der Schlüssel eines Dokumentes.</text:span></text:p>
        </text:list-item>
      </text:list>
      <text:p text:style-name="P36"/>
      <text:p text:style-name="P66">Metho<text:bookmark text:name="deleteDocumentByPMID"/>de deleteDocumentByPMID</text:p>
      <text:p text:style-name="P35"/>
      <text:p text:style-name="P35"/>
      <text:p text:style-name="P66">Metho<text:bookmark text:name="deleteDocumentByTitle1"/>de deleteDocumentByTitle</text:p>
      <text:p text:style-name="P35"/>
      <text:p text:style-name="P35"/>
      <text:p text:style-name="P66"><text:bookmark text:name="searchInES"/>Methode searchInES</text:p>
      <text:p text:style-name="P35"/>
      <text:p text:style-name="P35"/>
      <text:p text:style-name="P66"><text:bookmark text:name="searchByMeshTerms"/>Methode searchByMeshTerms</text:p>
      <text:p text:style-name="P35"/>
      <text:p text:style-name="P35"/>
      <text:p text:style-name="P66"><text:bookmark text:name="searchByMoreLikeThis"/>Methode searchByMoreLikeThis</text:p>
      <text:p text:style-name="P35"/>
      <text:p text:style-name="P35"/>
      <text:p text:style-name="P66">Methode searchByRelevanceList</text:p>
      <text:p text:style-name="P35"><text:bookmark text:name="searchByRelevanceList"/></text:p>
      <text:p text:style-name="P35"/>
      <text:p text:style-name="P66">Methode searchDocumentMLT</text:p>
      <text:p text:style-name="P35"><text:bookmark text:name="searchDocumentMLT"/></text:p>
      <text:p text:style-name="P35"/>
      <text:p text:style-name="P66">Methode getCommonTermSearch</text:p>
      <text:p text:style-name="P35"><text:bookmark text:name="getCommonTermSearch"/></text:p>
      <text:p text:style-name="P35"/>
      <text:p text:style-name="P66"><text:bookmark text:name="createDataWithBulk"/>Methode createDataWithBulk</text:p>
      <text:p text:style-name="P35"><text:span text:style-name="T13"/></text:p>
      <text:p text:style-name="P35"><text:span text:style-name="T13"/></text:p>
      <text:p text:style-name="P66"><text:bookmark text:name="createType"/><text:span text:style-name="T15">Methode createType</text:span></text:p>
      <text:p text:style-name="P35"><text:span text:style-name="T13"/></text:p>
      <text:p text:style-name="P3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230868" officeooo:paragraph-rsid="00230868"/>
    </style:style>
    <style:style style:name="MP2" style:family="paragraph" style:parent-style-name="Standard">
      <style:text-properties officeooo:rsid="002446cf" officeooo:paragraph-rsid="002446cf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a xlink:type="simple" xlink:href="#Startseite" office:name="zurueck" office:target-frame-name="_top" xlink:show="replace" text:style-name="Internet_20_link" text:visited-style-name="Visited_20_Internet_20_Link">zurück zur Startseite</text:a></text:p>
        <text:p text:style-name="MP2"><text:a xlink:type="simple" xlink:href="#Anleitung" office:name="zurueckAnleitung" text:style-name="Internet_20_link" text:visited-style-name="Visited_20_Internet_20_Link">zurück zur Anleitung</text:a></text:p>
        <text:p text:style-name="MP2"><text:a xlink:type="simple" xlink:href="#Architektur" office:name="zurueckArch" text:style-name="Internet_20_link" text:visited-style-name="Visited_20_Internet_20_Link">zurück zur Architektur</text:a></text:p>
        <text:p text:style-name="MP2"><text:a xlink:type="simple" xlink:href="#Methoden" office:name="zurueckMeth" text:style-name="Internet_20_link" text:visited-style-name="Visited_20_Internet_20_Link">zurück zur Methoden</text:a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8:38:34.469000000</meta:creation-date>
    <dc:date>2018-01-20T23:10:21.986000000</dc:date>
    <meta:editing-duration>PT2H10M34S</meta:editing-duration>
    <meta:editing-cycles>20</meta:editing-cycles>
    <meta:generator>LibreOffice/5.4.2.2$Windows_x86 LibreOffice_project/22b09f6418e8c2d508a9eaf86b2399209b0990f4</meta:generator>
    <meta:document-statistic meta:table-count="0" meta:image-count="0" meta:object-count="0" meta:page-count="29" meta:paragraph-count="159" meta:word-count="1041" meta:character-count="7906" meta:non-whitespace-character-count="6987"/>
  </office:meta>
</office:document-meta>
</file>